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3E000000F2040E3887.svm" manifest:media-type=""/>
  <manifest:file-entry manifest:full-path="Pictures/2000000100000095000000F2BBAA0E94.svm" manifest:media-type=""/>
  <manifest:file-entry manifest:full-path="Pictures/2000000100000077000000ED8BA927D7.svm" manifest:media-type=""/>
  <manifest:file-entry manifest:full-path="Pictures/200000010000009D000000F68FCDFFB3.svm" manifest:media-type=""/>
  <manifest:file-entry manifest:full-path="Pictures/200000020000011100000140A16351FF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XB Yagut" svg:font-family="'XB Yagu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paragraph-properties fo:text-align="center"/>
      <style:text-properties style:font-name="XB Yagut"/>
    </style:style>
    <style:style style:name="T1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2.816cm" svg:height="3.301cm" svg:x="5.093cm" svg:y="0.239cm">
          <draw:image xlink:href="Pictures/200000020000011100000140A16351FF.eps" xlink:type="simple" xlink:show="embed" xlink:actuate="onLoad">
            <text:p/>
          </draw:image>
          <draw:glue-point draw:id="4" svg:x="0.156cm" svg:y="-4.307cm"/>
        </draw:frame>
        <draw:frame draw:style-name="gr2" draw:text-style-name="P1" draw:layer="layout" svg:width="0.142cm" svg:height="0.283cm" svg:x="4.897cm" svg:y="0.43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87cm" svg:height="0.294cm" svg:x="4.852cm" svg:y="3.119cm">
          <draw:image xlink:href="Pictures/200000010000009D000000F68FCDFFB3.svm" xlink:type="simple" xlink:show="embed" xlink:actuate="onLoad">
            <text:p/>
          </draw:image>
        </draw:frame>
        <draw:frame draw:style-name="gr4" draw:text-style-name="P1" draw:layer="layout" svg:width="0.178cm" svg:height="0.289cm" svg:x="7.939cm" svg:y="3.124cm">
          <draw:image xlink:href="Pictures/2000000100000095000000F2BBAA0E94.svm" xlink:type="simple" xlink:show="embed" xlink:actuate="onLoad">
            <text:p/>
          </draw:image>
        </draw:frame>
        <draw:frame draw:style-name="gr5" draw:text-style-name="P1" draw:layer="layout" svg:width="0.38cm" svg:height="0.289cm" svg:x="7.939cm" svg:y="0.424cm">
          <draw:image xlink:href="Pictures/200000010000013E000000F2040E3887.svm" xlink:type="simple" xlink:show="embed" xlink:actuate="onLoad">
            <text:p/>
          </draw:image>
        </draw:frame>
        <draw:frame draw:style-name="gr6" draw:text-style-name="P1" draw:layer="layout" svg:width="0.739cm" svg:height="0.365cm" svg:x="4.3cm" svg:y="1.723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7.939cm" svg:y="1.725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2" xml:id="id1" draw:id="id1" draw:layer="layout" svg:width="0.959cm" svg:height="0.848cm" svg:x="9.544cm" svg:y="1.077cm">
          <draw:text-box>
            <text:p text:style-name="P2"><text:span text:style-name="T1">کٹ</text:span></text:p>
          </draw:text-box>
        </draw:frame>
        <draw:connector draw:style-name="gr9" draw:text-style-name="P3" draw:layer="layout" draw:type="curve" draw:line-skew="0cm 0.915cm" svg:x1="9.544cm" svg:y1="1.501cm" svg:x2="6.544cm" svg:y2="0.468cm" draw:start-shape="id1" draw:start-glue-point="3" draw:end-shape="id2" draw:end-glue-point="4" svg:d="M9544 1501c-1225 0-1020-423-1464-612s-1536-142-1536-421" svg:viewBox="0 0 3001 10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XB Yagut" svg:font-family="'XB Yagu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8T09:49:40</meta:creation-date>
    <meta:editing-duration>PT14M21S</meta:editing-duration>
    <meta:editing-cycles>5</meta:editing-cycles>
    <meta:generator>LibreOffice/4.2.8.2$Linux_x86 LibreOffice_project/420m0$Build-2</meta:generator>
    <dc:title>kkkFigures</dc:title>
    <meta:initial-creator>kkk </meta:initial-creator>
    <dc:date>2017-03-27T16:33:39.597287083</dc:date>
    <meta:document-statistic meta:object-count="9"/>
    <meta:template xlink:type="simple" xlink:actuate="onRequest" xlink:title="kkkFigures" xlink:href="../../../../../.libreoffice/3/user/template/kkkFigures.otg" meta:date="2014-11-08T09:49:39"/>
  </office:meta>
</office:document-meta>
</file>